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001cm" style:rel-column-width="25485*"/>
    </style:style>
    <style:style style:name="Tabla1.B" style:family="table-column">
      <style:table-column-properties style:column-width="2.223cm" style:rel-column-width="8090*"/>
    </style:style>
    <style:style style:name="Tabla1.C" style:family="table-column">
      <style:table-column-properties style:column-width="2.679cm" style:rel-column-width="9753*"/>
    </style:style>
    <style:style style:name="Tabla1.D" style:family="table-column">
      <style:table-column-properties style:column-width="2.699cm" style:rel-column-width="9824*"/>
    </style:style>
    <style:style style:name="Tabla1.E" style:family="table-column">
      <style:table-column-properties style:column-width="3.401cm" style:rel-column-width="12383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4c8c1" officeooo:paragraph-rsid="01d4c8c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eb6ce5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5538c" officeooo:paragraph-rsid="01e5538c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8565a" officeooo:paragraph-rsid="01e8565a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4278b" officeooo:paragraph-rsid="01f4278b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7e725" officeooo:paragraph-rsid="01f7e725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8d67d" officeooo:paragraph-rsid="01f8d67d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9783c" officeooo:paragraph-rsid="01f9783c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1bfb4a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dd2140" officeooo:paragraph-rsid="01df7f43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2304d" officeooo:paragraph-rsid="01e2304d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4045e" officeooo:paragraph-rsid="01e4045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78877" officeooo:paragraph-rsid="01e78877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8565a" officeooo:paragraph-rsid="01e8565a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b6ce5" officeooo:paragraph-rsid="01eb6ce5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officeooo:rsid="01d4c8c1" officeooo:paragraph-rsid="01d4c8c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2pt" officeooo:rsid="01d4c8c1" officeooo:paragraph-rsid="01ec179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0bdc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4045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b6ce5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officeooo:rsid="01e4045e" officeooo:paragraph-rsid="01e4045e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2pt" officeooo:rsid="01e85a51" officeooo:paragraph-rsid="01e85a51" style:font-size-asian="12pt" style:font-size-complex="12pt"/>
    </style:style>
    <style:style style:name="P44" style:family="paragraph" style:parent-style-name="Footer">
      <style:text-properties fo:font-size="2pt" style:font-size-asian="1.75pt" style:font-size-complex="2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48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6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6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6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6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9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70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71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72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73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74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1dbe1a7" officeooo:paragraph-rsid="01dbe1a7" style:font-size-asian="14pt" style:font-weight-asian="normal" style:font-size-complex="14pt" style:font-weight-complex="normal"/>
    </style:style>
    <style:style style:name="P76" style:family="paragraph" style:parent-style-name="Standard" style:list-style-name="L5">
      <style:paragraph-properties fo:line-height="150%"/>
      <style:text-properties style:use-window-font-color="true" style:font-name="FreeSans" fo:font-size="14pt" fo:letter-spacing="0.035cm" fo:font-weight="normal" officeooo:rsid="01f07cdb" officeooo:paragraph-rsid="01f07cdb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fdf0f0" officeooo:paragraph-rsid="01fe434f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fe434f" officeooo:paragraph-rsid="01fe434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80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1f07cdb" officeooo:paragraph-rsid="01f07cdb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82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83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8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abd6a" officeooo:paragraph-rsid="01fabd6a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fc4f01" officeooo:paragraph-rsid="01fc4f01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558a3" officeooo:paragraph-rsid="020558a3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6e79e" officeooo:paragraph-rsid="0206e79e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fabd6a" officeooo:paragraph-rsid="01fabd6a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FreeSans" fo:font-size="12pt" officeooo:rsid="01fabd6a" officeooo:paragraph-rsid="01fabd6a" style:font-size-asian="12pt" style:font-size-complex="12pt"/>
    </style:style>
    <style:style style:name="P91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93" style:family="paragraph">
      <loext:graphic-properties draw:fill-color="#2c3756"/>
    </style:style>
    <style:style style:name="P9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1d799ea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1b64b1d"/>
    </style:style>
    <style:style style:name="T47" style:family="text">
      <style:text-properties officeooo:rsid="01d96599"/>
    </style:style>
    <style:style style:name="T48" style:family="text">
      <style:text-properties officeooo:rsid="01dde69d"/>
    </style:style>
    <style:style style:name="T49" style:family="text">
      <style:text-properties officeooo:rsid="01e5538c"/>
    </style:style>
    <style:style style:name="T50" style:family="text">
      <style:text-properties officeooo:rsid="01e8f59d"/>
    </style:style>
    <style:style style:name="T51" style:family="text">
      <style:text-properties officeooo:rsid="01ec1797"/>
    </style:style>
    <style:style style:name="T52" style:family="text">
      <style:text-properties officeooo:rsid="01f8dc73"/>
    </style:style>
    <style:style style:name="T53" style:family="text">
      <style:text-properties officeooo:rsid="01f9de6f"/>
    </style:style>
    <style:style style:name="T54" style:family="text">
      <style:text-properties officeooo:rsid="01fa6c93"/>
    </style:style>
    <style:style style:name="T55" style:family="text">
      <style:text-properties officeooo:rsid="01fab38f"/>
    </style:style>
    <style:style style:name="T56" style:family="text">
      <style:text-properties officeooo:rsid="01fabd6a"/>
    </style:style>
    <style:style style:name="T57" style:family="text">
      <style:text-properties officeooo:rsid="01fc4f01"/>
    </style:style>
    <style:style style:name="T58" style:family="text">
      <style:text-properties officeooo:rsid="01fe434f"/>
    </style:style>
    <style:style style:name="T59" style:family="text">
      <style:text-properties officeooo:rsid="020011f9"/>
    </style:style>
    <style:style style:name="T60" style:family="text">
      <style:text-properties officeooo:rsid="02015d27"/>
    </style:style>
    <style:style style:name="T61" style:family="text">
      <style:text-properties officeooo:rsid="0202ef0f"/>
    </style:style>
    <style:style style:name="T62" style:family="text">
      <style:text-properties officeooo:rsid="0202fc54"/>
    </style:style>
    <style:style style:name="T63" style:family="text">
      <style:text-properties officeooo:rsid="0206e79e"/>
    </style:style>
    <style:style style:name="T6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9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8" draw:name="Shape2" draw:style-name="gr4" draw:text-style-name="P9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5">Plan de iteración</text:p>
      <text:p text:style-name="P66"><text:span text:style-name="T32">Fase de </text:span><text:span text:style-name="T33">construcción</text:span><text:span text:style-name="T32">:</text:span><text:span text:style-name="T30"> ITERACIÓN N.º </text:span><text:span text:style-name="T31">7</text:span></text:p>
      <text:p text:style-name="P67"><draw:frame draw:style-name="fr2" draw:name="Image1" text:anchor-type="as-char" svg:width="14.6cm" svg:height="6.6cm" draw:z-index="10"><draw:image xlink:href="Pictures/1000020100000226000000FA04E233DC2B932CD2.png" xlink:type="simple" xlink:show="embed" xlink:actuate="onLoad" loext:mime-type="image/png"/></draw:frame></text:p>
      <text:p text:style-name="P64"><text:span text:style-name="T4">Proyecto </text:span><text:span text:style-name="T7">Colibrí</text:span></text:p>
      <text:p text:style-name="P45"/>
      <text:p text:style-name="P49">Asignatura</text:p>
      <text:p text:style-name="P45">Laboratorio de desarrollo de software</text:p>
      <text:p text:style-name="P45"/>
      <text:p text:style-name="P49">Autor<text:span text:style-name="T3">es</text:span></text:p>
      <text:p text:style-name="P48">Ariel Machini</text:p>
      <text:p text:style-name="P47">Cinthia Lima</text:p>
      <text:p text:style-name="P45"/>
      <text:p text:style-name="P49">Fecha de redacción</text:p>
      <text:p text:style-name="P45"><text:span text:style-name="T46">24/06</text:span>/<text:span text:style-name="T5">2019</text:span></text:p>
      <text:p text:style-name="P68"><draw:custom-shape text:anchor-type="paragraph" draw:z-index="1" draw:name="Shape1" draw:style-name="gr2" draw:text-style-name="P9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6" svg:width="6.501cm" svg:height="18.5cm" svg:x="0.499cm" svg:y="0.75cm"><draw:text-box><text:p text:style-name="P95"><text:span text:style-name="T64">El objetivo de este plan </text:span><text:span text:style-name="T64">es definir detalladamente </text:span><text:span text:style-name="T64">para cada una de las </text:span><text:span text:style-name="T64">iteraciones a realizarse </text:span><text:span text:style-name="T64">un conjunto de tareas, </text:span><text:span text:style-name="T64">actividades y recursos, </text:span><text:span text:style-name="T64">por tal motivo existirá </text:span><text:span text:style-name="T64">para cada iteración del </text:span><text:span text:style-name="T64">ciclo de vida del proyecto </text:span><text:span text:style-name="T64">un artefacto de este tipo. </text:span><text:span text:style-name="T64">Para cada iteración existe </text:span><text:span text:style-name="T64">una serie de objetivos los </text:span><text:span text:style-name="T64">cuales son usados como </text:span><text:span text:style-name="T64">referencia de evaluación </text:span><text:span text:style-name="T64">para determinar diferentes </text:span><text:span text:style-name="T64">aspectos, como grado de </text:span><text:span text:style-name="T64">terminación de una </text:span><text:span text:style-name="T64">determinada función, </text:span><text:span text:style-name="T64">rendimiento, niveles de </text:span><text:span text:style-name="T64">calidad, etc. </text:span></text:p></draw:text-box></draw:frame></text:p>
      <text:p text:style-name="P69"><text:span text:style-name="T42">Plan de </text:span><text:span text:style-name="T43">i</text:span><text:span text:style-name="T42">teración</text:span></text:p>
      <text:p text:style-name="P46"/>
      <text:p text:style-name="P55">Resumen</text:p>
      <text:p text:style-name="P72">El presente plan de iteración se divide en tres partes: en la primera parte del mismo se hace una introducción al documento, especificando su alcance y su propósito.</text:p>
      <text:p text:style-name="P72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72"/>
      <text:p text:style-name="P52">Alcance</text:p>
      <text:p text:style-name="P59">En esta <text:span text:style-name="T44">iteración</text:span> se <text:span text:style-name="T35">generarán</text:span> los <text:span text:style-name="T28">siguientes entregables</text:span>:</text:p>
      <text:list xml:id="list408726282" text:style-name="L1">
        <text:list-item>
          <text:p text:style-name="P75">Modelo de casos de uso (nueva versión).</text:p>
        </text:list-item>
      </text:list>
      <text:p text:style-name="P60"/>
      <text:p text:style-name="P53">Propósito</text:p>
      <text:p text:style-name="P50">Mediante este documento se buscan especificar las actividades que se van a desarrollar durante la iteración en curso.</text:p>
      <text:p text:style-name="P50">Este documento será utilizado por el grupo de desarrollo para guiarse a través de la iteración antes mencionada.</text:p>
      <text:p text:style-name="P58"/>
      <text:p text:style-name="P58">Planific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Nombre de la tarea</text:p>
          </table:table-cell>
          <table:table-cell table:style-name="Tabla1.A1" office:value-type="string">
            <text:p text:style-name="P22">Fecha de </text:p>
            <text:p text:style-name="P19"><text:span text:style-name="T34">i</text:span>nicio </text:p>
          </table:table-cell>
          <table:table-cell table:style-name="Tabla1.A1" office:value-type="string">
            <text:p text:style-name="P21">Fecha de <text:span text:style-name="T37">finalización</text:span></text:p>
          </table:table-cell>
          <table:table-cell table:style-name="Tabla1.A1" office:value-type="string">
            <text:p text:style-name="P23">Fecha de <text:span text:style-name="T38">fin de iteración</text:span></text:p>
          </table:table-cell>
          <table:table-cell table:style-name="Tabla1.E1" office:value-type="string">
            <text:p text:style-name="P24">Responsable(s)</text:p>
          </table:table-cell>
        </table:table-row>
        <table:table-row table:style-name="Tabla1.2">
          <table:table-cell table:style-name="Tabla1.A2" office:value-type="string">
            <text:p text:style-name="P30">Terminar CU05 (Baja de formulario<text:span text:style-name="T48">)</text:span></text:p>
          </table:table-cell>
          <table:table-cell table:style-name="Tabla1.B2" office:value-type="string">
            <text:p text:style-name="P11">2<text:span text:style-name="T49">4</text:span>/06/19</text:p>
          </table:table-cell>
          <table:table-cell table:style-name="Tabla1.C2" office:value-type="string">
            <text:p text:style-name="P11">2<text:span text:style-name="T49">4</text:span>/06/19</text:p>
          </table:table-cell>
          <table:table-cell table:style-name="Tabla1.D2" office:value-type="string">
            <text:p text:style-name="P38"><text:span text:style-name="T51">14</text:span>/0<text:span text:style-name="T47">7</text:span>/19</text:p>
          </table:table-cell>
          <table:table-cell table:style-name="Tabla1.E2" office:value-type="string">
            <text:p text:style-name="P39">Ariel Machini</text:p>
          </table:table-cell>
        </table:table-row>
        <table:table-row table:style-name="Tabla1.2">
          <table:table-cell table:style-name="Tabla1.A2" office:value-type="string">
            <text:p text:style-name="P33">Terminar CU03 (ABM de formularios)</text:p>
          </table:table-cell>
          <table:table-cell table:style-name="Tabla1.B11" office:value-type="string">
            <text:p text:style-name="P11">2<text:span text:style-name="T49">4</text:span>/06/19</text:p>
          </table:table-cell>
          <table:table-cell table:style-name="Tabla1.C11" office:value-type="string">
            <text:p text:style-name="P11">2<text:span text:style-name="T49">4</text:span>/06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39">Ariel Machini</text:p>
          </table:table-cell>
        </table:table-row>
        <table:table-row table:style-name="Tabla1.2">
          <table:table-cell table:style-name="Tabla1.A2" office:value-type="string">
            <text:p text:style-name="P36">Implementar CU20 (Ver formularios)</text:p>
          </table:table-cell>
          <table:table-cell table:style-name="Tabla1.B11" office:value-type="string">
            <text:p text:style-name="P12">2<text:span text:style-name="T49">4</text:span>/06/19</text:p>
          </table:table-cell>
          <table:table-cell table:style-name="Tabla1.C11" office:value-type="string">
            <text:p text:style-name="P12">2<text:span text:style-name="T49">4</text:span>/06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1">Ariel Machini</text:p>
          </table:table-cell>
        </table:table-row>
        <table:table-row table:style-name="Tabla1.2">
          <table:table-cell table:style-name="Tabla1.A2" office:value-type="string">
            <text:p text:style-name="P31">Terminar CU09 (ABM de gestores de formularios)</text:p>
          </table:table-cell>
          <table:table-cell table:style-name="Tabla1.B11" office:value-type="string">
            <text:p text:style-name="P13">🗎</text:p>
          </table:table-cell>
          <table:table-cell table:style-name="Tabla1.C11" office:value-type="string">
            <text:p text:style-name="P15">30/06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0">Ariel Machini</text:p>
          </table:table-cell>
        </table:table-row>
        <table:table-row table:style-name="Tabla1.2">
          <table:table-cell table:style-name="Tabla1.A2" office:value-type="string">
            <text:p text:style-name="P32">Terminar CU19 (Aprobación de formularios pendientes)</text:p>
          </table:table-cell>
          <table:table-cell table:style-name="Tabla1.B11" office:value-type="string">
            <text:p text:style-name="P17">04/0<text:span text:style-name="T53">7</text:span>/19</text:p>
          </table:table-cell>
          <table:table-cell table:style-name="Tabla1.C11" office:value-type="string">
            <text:p text:style-name="P16">0<text:span text:style-name="T52">6</text:span>/0<text:span text:style-name="T54">7</text:span>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0">Ariel Machini</text:p>
          </table:table-cell>
        </table:table-row>
        <text:soft-page-break/>
        <table:table-row table:style-name="Tabla1.2">
          <table:table-cell table:style-name="Tabla1.A2" office:value-type="string">
            <text:p text:style-name="P89">Cambiar el límite de opciones para los campos de tipo lista de acuerdo a lo solicitado por los clientes (para listas desplegables: 50 → <text:span text:style-name="T6">100</text:span> opciones; para listas con botones de radio/casillas de verificación:<text:line-break/>20 → <text:span text:style-name="T6">50</text:span>)</text:p>
          </table:table-cell>
          <table:table-cell table:style-name="Tabla1.B11" office:value-type="string">
            <text:p text:style-name="P85">13/07/19</text:p>
          </table:table-cell>
          <table:table-cell table:style-name="Tabla1.C11" office:value-type="string">
            <text:p text:style-name="P85">13/07/19</text:p>
          </table:table-cell>
          <table:table-cell table:style-name="Tabla1.D11" office:value-type="string">
            <text:p text:style-name="P90">14/07/19</text:p>
          </table:table-cell>
          <table:table-cell table:style-name="Tabla1.E11" office:value-type="string">
            <text:p text:style-name="P90">Ariel Machini</text:p>
          </table:table-cell>
        </table:table-row>
        <table:table-row table:style-name="Tabla1.2">
          <table:table-cell table:style-name="Tabla1.A2" office:value-type="string">
            <text:p text:style-name="P34">Construir el estilo de la UI de la aplicación móvil</text:p>
          </table:table-cell>
          <table:table-cell table:style-name="Tabla1.B11" office:value-type="string">
            <text:p text:style-name="P18"><text:span text:style-name="T55">2</text:span>4/06/19</text:p>
          </table:table-cell>
          <table:table-cell table:style-name="Tabla1.C11" office:value-type="string">
            <text:p text:style-name="P18">07/07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2">Cinthia Lima</text:p>
          </table:table-cell>
        </table:table-row>
        <table:table-row table:style-name="Tabla1.2">
          <table:table-cell table:style-name="Tabla1.A2" office:value-type="string">
            <text:p text:style-name="P35">Implementar <text:span text:style-name="T50">CU20 (Ver formularios) en la aplicación móvil</text:span></text:p>
          </table:table-cell>
          <table:table-cell table:style-name="Tabla1.B11" office:value-type="string">
            <text:p text:style-name="P88">10/07/19</text:p>
          </table:table-cell>
          <table:table-cell table:style-name="Tabla1.C11" office:value-type="string">
            <text:p text:style-name="P87">1<text:span text:style-name="T63">4</text:span>/07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3">Cinthia Lima</text:p>
          </table:table-cell>
        </table:table-row>
        <table:table-row table:style-name="Tabla1.2">
          <table:table-cell table:style-name="Tabla1.A2" office:value-type="string">
            <text:p text:style-name="P35">Actualizar los casos de uso en el documento de casos de uso (agregar CU para visualizar formularios)</text:p>
          </table:table-cell>
          <table:table-cell table:style-name="Tabla1.B11" office:value-type="string">
            <text:p text:style-name="P14">🗎</text:p>
          </table:table-cell>
          <table:table-cell table:style-name="Tabla1.C11" office:value-type="string">
            <text:p text:style-name="P86"><text:span text:style-name="T62">09</text:span>/07/19</text:p>
          </table:table-cell>
          <table:table-cell table:style-name="Tabla1.D11" office:value-type="string">
            <text:p text:style-name="P38"><text:span text:style-name="T51">14</text:span>/0<text:span text:style-name="T47">7</text:span>/19</text:p>
          </table:table-cell>
          <table:table-cell table:style-name="Tabla1.E11" office:value-type="string">
            <text:p text:style-name="P43">Ariel Machini y Cinthia Lima</text:p>
          </table:table-cell>
        </table:table-row>
        <table:table-row table:style-name="Tabla1.2">
          <table:table-cell table:style-name="Tabla1.A2" office:value-type="string">
            <text:p text:style-name="P29">Evaluación del plan de iteración</text:p>
          </table:table-cell>
          <table:table-cell table:style-name="Tabla1.B11" office:value-type="string">
            <text:p text:style-name="P85">14/07/19</text:p>
          </table:table-cell>
          <table:table-cell table:style-name="Tabla1.C11" office:value-type="string">
            <text:p text:style-name="P10"><text:span text:style-name="T56">14/07/19</text:span></text:p>
          </table:table-cell>
          <table:table-cell table:style-name="Tabla1.D11" office:value-type="string">
            <text:p text:style-name="P37"><text:span text:style-name="T51">14</text:span>/0<text:span text:style-name="T47">7</text:span>/19</text:p>
          </table:table-cell>
          <table:table-cell table:style-name="Tabla1.E11" office:value-type="string">
            <text:p text:style-name="P37">Ariel Machini</text:p>
          </table:table-cell>
        </table:table-row>
        <table:table-row table:style-name="Tabla1.2">
          <table:table-cell table:style-name="Tabla1.A12" table:number-columns-spanned="5" office:value-type="string">
            <text:p text:style-name="P25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2" table:number-columns-spanned="5" office:value-type="string">
            <text:p text:style-name="P26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27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8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4">Re<text:span text:style-name="T8">cursos</text:span></text:p>
      <text:p text:style-name="P73">Humanos:</text:p>
      <text:list xml:id="list2125392312" text:style-name="L2">
        <text:list-item>
          <text:p text:style-name="P91"><text:span text:style-name="T36">Dos</text:span> analistas:</text:p>
          <text:list>
            <text:list-item>
              <text:p text:style-name="P92">Lima, Cinthia.</text:p>
            </text:list-item>
            <text:list-item>
              <text:p text:style-name="P92">Machini, Ariel.</text:p>
            </text:list-item>
          </text:list>
        </text:list-item>
      </text:list>
      <text:p text:style-name="P70"/>
      <text:p text:style-name="P73">Ha<text:span text:style-name="T9">r</text:span>dware:</text:p>
      <text:list xml:id="list3705547814" text:style-name="L3">
        <text:list-item>
          <text:p text:style-name="P82">Notebook Lenovo Legion Y720.</text:p>
        </text:list-item>
        <text:list-item>
          <text:p text:style-name="P82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2615873435" text:style-name="L4">
        <text:list-item>
          <text:p text:style-name="P83"><text:span text:style-name="T34">Acceso a </text:span>Internet.</text:p>
        </text:list-item>
        <text:list-item>
          <text:p text:style-name="P84">Repositorio <text:span text:style-name="T34">(</text:span>en GitHub<text:span text:style-name="T34">)</text:span>.</text:p>
        </text:list-item>
      </text:list>
      <text:p text:style-name="P71"><text:soft-page-break/></text:p>
      <text:p text:style-name="P57">Objetivos alcanzados</text:p>
      <text:p text:style-name="P61">De las <text:span text:style-name="T57">diez (10) </text:span>tareas definidas se pudieron ejecutar y termina<text:span text:style-name="T41">r diez (10) </text:span>con éxito:</text:p>
      <text:list xml:id="list2555863869" text:style-name="L5">
        <text:list-item>
          <text:p text:style-name="P80">Terminar CU05 (Baja de formulario).</text:p>
        </text:list-item>
        <text:list-item>
          <text:p text:style-name="P76">Terminar CU03 (ABM de formularios).</text:p>
        </text:list-item>
        <text:list-item>
          <text:p text:style-name="P76">Implementar CU20 (Ver formularios).</text:p>
        </text:list-item>
        <text:list-item>
          <text:p text:style-name="P76">Terminar CU09 (ABM de gestores de formularios).</text:p>
        </text:list-item>
        <text:list-item>
          <text:p text:style-name="P76">Terminar CU19 (Aprobación de formularios pendientes).</text:p>
        </text:list-item>
        <text:list-item>
          <text:p text:style-name="P76">Cambiar el límite de opciones para los campos de tipo lista de acuerdo a lo solicitado por los clientes.</text:p>
        </text:list-item>
        <text:list-item>
          <text:p text:style-name="P76">Construir el estilo de la UI de la aplicación móvil.</text:p>
        </text:list-item>
        <text:list-item>
          <text:p text:style-name="P76">Implementar CU20 (Ver formularios) en la aplicación móvil.</text:p>
        </text:list-item>
        <text:list-item>
          <text:p text:style-name="P76">Actualizar los casos de uso en el documento de casos de uso (agregar CU para visualizar formularios).</text:p>
        </text:list-item>
        <text:list-item>
          <text:p text:style-name="P76">Evaluación del plan de iteración.</text:p>
        </text:list-item>
      </text:list>
      <text:p text:style-name="P63"/>
      <text:p text:style-name="P56">Conclusión</text:p>
      <text:p text:style-name="P77">Al poder haber cumplido con todas las tareas <text:span text:style-name="T58">propuestas, podemos afirmar que esta fue una iteración exitosa.</text:span></text:p>
      <text:p text:style-name="P77"><text:span text:style-name="T58">Todavía se continúa trabajando con “iteraciones pequeñas”, ya que probaron tener un impacto positivo sobre el equipo de desarrollo.</text:span></text:p>
      <text:p text:style-name="P78">Tras haber finalizado esta iteración, los miembros del equipo de desarrollo <text:span text:style-name="T59">tendrán</text:span> un receso hasta principios del mes de <text:span text:style-name="T60">A</text:span>gosto <text:span text:style-name="T61">a fines de estudiar para dos exámenes universitarios</text:span>.</text:p>
      <text:p text:style-name="P62"/>
      <text:p text:style-name="P79"/>
      <text:p text:style-name="P81">Estado del repositorio</text:p>
      <text:p text:style-name="P74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40</text:span> – <text:span text:style-name="T57">2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6</text:page-number><text:s/>DE <text:page-count>6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19-07-15T15:36:51.054756768</dc:date>
    <meta:editing-duration>P1DT14H22M23S</meta:editing-duration>
    <meta:editing-cycles>395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6" meta:paragraph-count="121" meta:word-count="666" meta:character-count="4131" meta:non-whitespace-character-count="3595"/>
  </office:meta>
</office:document-meta>
</file>